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8f18" officeooo:paragraph-rsid="00148f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Couteaux enflammés sont une organisation de nobles qui cherchent à détrôner la famille Obyrskyr.<text:line-break/>Ils sont menés par le comte Jobal Cormaelyr de Tilver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1:49:14.739908519</meta:creation-date>
    <meta:generator>LibreOffice/4.2.8.2$Linux_X86_64 LibreOffice_project/420m0$Build-2</meta:generator>
    <dc:date>2016-02-02T11:59:07.527052548</dc:date>
    <meta:editing-duration>P0D</meta:editing-duration>
    <meta:editing-cycles>1</meta:editing-cycles>
    <meta:document-statistic meta:table-count="0" meta:image-count="0" meta:object-count="0" meta:page-count="1" meta:paragraph-count="1" meta:word-count="25" meta:character-count="158" meta:non-whitespace-character-count="134"/>
  </office:meta>
</office:document-meta>
</file>